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/>
          <table:table-cell table:style-name="Default" office:value-type="string" calcext:value-type="string">
            <text:p>Gefunden</text:p>
          </table:table-cell>
          <table:table-cell office:value-type="string" calcext:value-type="string">
            <text:p>zahl1</text:p>
          </table:table-cell>
          <table:table-cell office:value-type="string" calcext:value-type="string">
            <text:p>zahl2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/>
          <table:table-cell table:formula="of:=([.C2]*[.D2]) = 30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([.C3]*[.D3]) = 30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([.C4]*[.D4]) = 30" office:value-type="boolean" office:boolean-value="false" calcext:value-type="boolean">
            <text:p>FALS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([.C5]*[.D5]) = 30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formula="of:=([.C6]*[.D6]) = 30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formula="of:=([.C7]*[.D7]) = 30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([.C8]*[.D8]) = 30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([.C9]*[.D9]) = 30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([.C10]*[.D10]) = 30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formula="of:=([.C11]*[.D11]) = 30" office:value-type="boolean" office:boolean-value="false" calcext:value-type="boolean">
            <text:p>FALS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formula="of:=([.C12]*[.D12]) = 30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([.C13]*[.D13]) = 30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([.C14]*[.D14]) = 30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([.C15]*[.D15]) = 30" office:value-type="boolean" office:boolean-value="false" calcext:value-type="boolean">
            <text:p>FALS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formula="of:=([.C16]*[.D16]) = 30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formula="of:=([.C17]*[.D17]) = 30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([.C18]*[.D18]) = 30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([.C19]*[.D19]) = 30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([.C20]*[.D20]) = 30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formula="of:=([.C21]*[.D21]) = 30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formula="of:=([.C22]*[.D22]) = 30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([.C23]*[.D23]) = 30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([.C24]*[.D24]) = 30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([.C25]*[.D25]) = 30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formula="of:=([.C26]*[.D26]) = 30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6" table:number-rows-spanned="7">
            <text:p>Das Programm nimmt 2 zufallszahlen und multipliziert sie. Es bricht ab wen das Produkt 30 ist. Sonst nutzt es die erste Zufallszahl noch 4 mal und generiert danach eine neue erste Zufallszahl für die nächsten 5 male.</text:p>
          </table:table-cell>
          <table:covered-table-cell table:style-name="Default"/>
          <table:covered-table-cell table:number-columns-repeated="4"/>
        </table:table-row>
        <table:table-row table:style-name="ro1">
          <table:covered-table-cell/>
          <table:covered-table-cell table:style-name="Default"/>
          <table:covered-table-cell table:number-columns-repeated="4"/>
        </table:table-row>
        <table:table-row table:style-name="ro1">
          <table:covered-table-cell/>
          <table:covered-table-cell table:style-name="Default"/>
          <table:covered-table-cell table:number-columns-repeated="4"/>
        </table:table-row>
        <table:table-row table:style-name="ro1">
          <table:covered-table-cell/>
          <table:covered-table-cell table:style-name="Default"/>
          <table:covered-table-cell table:number-columns-repeated="4"/>
        </table:table-row>
        <table:table-row table:style-name="ro1">
          <table:covered-table-cell/>
          <table:covered-table-cell table:style-name="Default"/>
          <table:covered-table-cell table:number-columns-repeated="4"/>
        </table:table-row>
        <table:table-row table:style-name="ro1">
          <table:covered-table-cell/>
          <table:covered-table-cell table:style-name="Default"/>
          <table:covered-table-cell table:number-columns-repeated="4"/>
        </table:table-row>
        <table:table-row table:style-name="ro1">
          <table:covered-table-cell/>
          <table:covered-table-cell table:style-name="Default"/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8T16:54:04.423000000</meta:creation-date>
    <meta:generator>LibreOffice/7.0.0.3$Windows_X86_64 LibreOffice_project/8061b3e9204bef6b321a21033174034a5e2ea88e</meta:generator>
    <dc:date>2024-02-08T17:12:46.070000000</dc:date>
    <meta:editing-duration>PT6M11S</meta:editing-duration>
    <meta:editing-cycles>3</meta:editing-cycles>
    <meta:document-statistic meta:table-count="1" meta:cell-count="105" meta:object-count="0"/>
  </office:meta>
</office:document-meta>
</file>